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 Unicode MS1" svg:font-family="'Arial Unicode MS'" style:font-family-generic="swiss"/>
    <style:font-face style:name="Modern" svg:font-family="Modern" style:font-family-generic="modern" style:font-pitch="variable"/>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000000" style:font-name="sans-serif" fo:font-size="10.5pt" fo:letter-spacing="normal" fo:font-style="normal" fo:font-weight="normal"/>
    </style:style>
    <style:style style:name="T2" style:family="text">
      <style:text-properties fo:font-variant="normal" fo:text-transform="none" fo:color="#000000" fo:font-size="10.5pt" fo:letter-spacing="normal" fo:font-style="normal" fo:font-weight="normal"/>
    </style:style>
    <style:style style:name="T3" style:family="text">
      <style:text-properties fo:font-variant="normal" fo:text-transform="none" fo:color="#000000" style:font-name="Microsoft Sans Serif" fo:font-size="10.5pt" fo:letter-spacing="normal" fo:font-style="normal" fo:font-weight="normal"/>
    </style:style>
    <style:style style:name="T4" style:family="text">
      <style:text-properties fo:font-variant="normal" fo:text-transform="none" fo:color="#000000" style:font-name="Microsoft Sans Serif" fo:letter-spacing="normal" fo:font-style="normal" fo:font-weight="normal"/>
    </style:style>
    <style:style style:name="T5" style:family="text">
      <style:text-properties fo:font-variant="normal" fo:text-transform="none" fo:color="#000000" style:font-name="Microsoft Sans Serif" fo:font-size="12pt" fo:letter-spacing="normal" fo:font-style="normal" fo:font-weight="normal" style:font-size-asian="12pt" style:font-size-complex="12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Modern" fo:font-size="12pt" fo:letter-spacing="normal" fo:font-style="normal" fo:font-weight="normal" style:font-size-asian="12pt" style:font-size-complex="12pt"/>
    </style:style>
    <style:style style:name="T10" style:family="text">
      <style:text-properties fo:font-variant="normal" fo:text-transform="none" fo:color="#000000" style:font-name="Roman" fo:font-size="12pt" fo:letter-spacing="normal" fo:font-style="normal" fo:font-weight="normal" style:font-size-asian="12pt" style:font-size-complex="12pt"/>
    </style:style>
    <style:style style:name="T11" style:family="text">
      <style:text-properties style:font-name="Microsoft Sans Serif"/>
    </style:style>
    <style:style style:name="T12" style:family="text">
      <style:text-properties style:font-name="Microsoft Sans Serif" fo:font-size="12pt" style:font-size-asian="12pt" style:font-size-complex="12pt"/>
    </style:style>
    <style:style style:name="T13" style:family="text">
      <style:text-properties fo:font-size="12pt"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Modern" fo:font-size="12pt" style:font-size-asian="12pt" style:font-size-complex="12pt"/>
    </style:style>
    <style:style style:name="T16" style:family="text">
      <style:text-properties style:font-name="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eart disease is the leading cause of death in America, accounting for nearly 30% of all deaths annually. <text:s/>Unfortunately, the first indication many people have that they have heart disease when they have a heart attack or other similar incident. <text:s/>Better screening could save lives, but tests can be expensive and doctors can have difficulty gaining patient compliance if the procedures are inconvenient or uncomfortable.</text:p>
      <text:p text:style-name="P1"/>
      <text:p text:style-name="P1"><text:tab/>My project proposal is to create a risk estimate for presence of heart disease, so doctors and hospitals can identify patients who should undergo further testing, and to identify which tests provide the best indications of the presence or absence of heart disease. <text:s/></text:p>
      <text:p text:style-name="P1"/>
      <text:p text:style-name="Standard"><text:span text:style-name="T14"><text:tab/>I plan to use </text:span><text:span text:style-name="T8">this data set (</text:span><text:a xlink:type="simple" xlink:href="http://archive.ics.uci.edu/ml/datasets/Heart+Disease" text:style-name="Internet_20_link" text:visited-style-name="Visited_20_Internet_20_Link">http://archive.ics.uci.edu/ml/datasets/Heart+Disease</text:a><text:span text:style-name="T8">), which contains four databases of patient information from the Hungarian Institute of Cardiology, the University Hospital in Zurich, the University Hospital in Basel, and the Cleveland Clinic. <text:s/>The data set has 76 patient attributes, 14 of which are of particular interest. <text:s/>Some of them would be available to a medical professional immediately (age, sex, presence of chest pain, blood pressure), some with routine lab work (fasting blood sugar, cholesterol), and some that would only be known after specialized testing (such as an ECG or cath lab fluoroscopy).</text:span></text:p>
      <text:p text:style-name="P1"><text:span text:style-name="T6"/></text:p>
      <text:p text:style-name="P1"><text:span text:style-name="T6"><text:tab/>My goal is to create an algorithm that would accept any number of the attributes as inputs, then predict the presence or absence of heart disease in a patient. <text:s/>Patients frequently have incomplete data, so an important part of the process will be how the algorithm handles missing values, especially where tests such as <text:s/>cath lab fluoroscopy is concerned, since it is likely to be a very strong predictor of heart disease, but is an expensive, inconvenient, and potentially a dangerous procedure, and therefore more likely to be missing from a patient's information.</text:span></text:p>
      <text:p text:style-name="P1"><text:span text:style-name="T6"/></text:p>
      <text:p text:style-name="P1"><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 Unicode MS1" svg:font-family="'Arial Unicode MS'" style:font-family-generic="swiss"/>
    <style:font-face style:name="Modern" svg:font-family="Modern" style:font-family-generic="modern" style:font-pitch="variable"/>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6-15T10:06:32.66</meta:creation-date>
    <meta:document-statistic meta:table-count="0" meta:image-count="0" meta:object-count="0" meta:page-count="1" meta:paragraph-count="5" meta:word-count="296" meta:character-count="1901"/>
    <dc:date>2017-06-15T11:25:36.36</dc:date>
    <dc:creator>Brian Bell</dc:creator>
    <meta:editing-duration>PT2M54S</meta:editing-duration>
    <meta:editing-cycles>1</meta:editing-cycles>
    <meta:generator>OpenOffice/4.1.3$Win32 OpenOffice.org_project/413m1$Build-9783</meta:generator>
  </office:meta>
</office:document-meta>
</file>